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Symmetric_20_Arrow" draw:marker-end-width="0.2cm" draw:fill="none" draw:textarea-vertical-align="middle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Short_20_line_20_Arrow" draw:marker-end-width="0.2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cm"/>
    </style:style>
    <style:style style:name="gr9" style:family="graphic" style:parent-style-name="objectwithoutfill">
      <style:graphic-properties draw:stroke="solid" draw:stroke-dash="Fine_20_Dashed" svg:stroke-width="0.05cm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_20__28_var_29_" draw:marker-start="" draw:marker-start-width="0.3cm" draw:marker-end="Arrow" draw:marker-end-width="0.2cm" draw:fill="none" draw:textarea-vertical-align="middle"/>
    </style:style>
    <style:style style:name="gr11" style:family="graphic" style:parent-style-name="standard">
      <style:graphic-properties draw:fill-color="#e9b69d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5cm" svg:stroke-color="#7e0021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2_20_Dots_20_3_20_Dashes" svg:stroke-width="0.05cm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6cm" svg:x="9.4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cm" svg:height="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cm" svg:height="0.9cm" svg:x="2.6cm" svg:y="3.4cm">
          <text:p text:style-name="P2"><text:span text:style-name="T1">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cm" svg:height="0.9cm" svg:x="1.3cm" svg:y="4.9cm">
          <text:p text:style-name="P2"><text:span text:style-name="T1">comp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2.55cm" svg:y1="2.5cm" svg:x2="2.55cm" svg:y2="2.5cm" svg:d="m2550 2500" svg:viewBox="0 0 1 1">
          <text:p/>
        </draw:connector>
        <draw:connector draw:style-name="gr4" draw:text-style-name="P1" draw:layer="layout" draw:type="curve" svg:x1="2.849cm" svg:y1="4.169cm" svg:x2="2.2cm" svg:y2="4.9cm" draw:start-shape="id1" draw:start-glue-point="7" draw:end-shape="id2" draw:end-glue-point="4" svg:d="m2849 4169c0 648-649 283-649 731" svg:viewBox="0 0 650 732">
          <text:p/>
        </draw:connector>
        <draw:custom-shape draw:style-name="gr5" draw:text-style-name="P2" xml:id="id3" draw:id="id3" draw:layer="layout" svg:width="1.8cm" svg:height="0.8cm" svg:x="5cm" svg:y="5.7cm">
          <text:p text:style-name="P2"><text:span text:style-name="T1">comp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0.328cm" svg:x1="3.45cm" svg:y1="4.3cm" svg:x2="5.263cm" svg:y2="5.817cm" draw:start-shape="id1" draw:start-glue-point="8" draw:end-shape="id3" draw:end-glue-point="5" svg:d="m3450 4300c0 1543 1813 785 1813 1517" svg:viewBox="0 0 1814 1518">
          <text:p/>
        </draw:connector>
        <draw:custom-shape draw:style-name="gr6" draw:text-style-name="P3" xml:id="id4" draw:id="id4" draw:layer="layout" svg:width="1.2cm" svg:height="0.4cm" svg:x="3.1cm" svg:y="6cm">
          <text:p text:style-name="P3"><text:span text:style-name="T2">proxy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.3cm" svg:y1="6.2cm" svg:x2="5cm" svg:y2="6.1cm" draw:start-shape="id4" draw:start-glue-point="1" draw:end-shape="id3" draw:end-glue-point="6" svg:d="m4300 6200 700-100" svg:viewBox="0 0 701 101">
          <text:p/>
        </draw:connector>
        <draw:custom-shape draw:style-name="gr2" draw:text-style-name="P2" xml:id="id6" draw:id="id6" draw:layer="layout" svg:width="2cm" svg:height="0.8cm" svg:x="12.3cm" svg:y="5.8cm">
          <text:p text:style-name="P2"><text:span text:style-name="T1">comp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6cm" svg:height="0.645cm" svg:x="6.9cm" svg:y="1.1cm">
          <draw:text-box>
            <text:p text:style-name="P4"><text:span text:style-name="T2">Env_1</text:span></text:p>
          </draw:text-box>
        </draw:frame>
        <draw:frame draw:style-name="gr8" draw:text-style-name="P4" draw:layer="layout" svg:width="1.7cm" svg:height="0.645cm" svg:x="13.1cm" svg:y="1.055cm">
          <draw:text-box>
            <text:p text:style-name="P4"><text:span text:style-name="T2">Env_2</text:span></text:p>
          </draw:text-box>
        </draw:frame>
        <draw:custom-shape draw:style-name="gr2" draw:text-style-name="P2" xml:id="id7" draw:id="id7" draw:layer="layout" svg:width="1.7cm" svg:height="0.9cm" svg:x="4.8cm" svg:y="3.4cm">
          <text:p text:style-name="P2"><text:span text:style-name="T1">par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8cm" svg:height="0.8cm" svg:x="9.6cm" svg:y="5.2cm">
          <text:p text:style-name="P2"><text:span text:style-name="T1">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1.4cm" svg:y1="5.6cm" svg:x2="12.3cm" svg:y2="6.2cm" draw:start-shape="id5" draw:start-glue-point="10" draw:end-shape="id6" draw:end-glue-point="6" svg:d="m11400 5600c676 0 227 600 900 600" svg:viewBox="0 0 901 601">
          <text:p/>
        </draw:connector>
        <draw:custom-shape draw:style-name="gr5" draw:text-style-name="P2" xml:id="id8" draw:id="id8" draw:layer="layout" svg:width="1.8cm" svg:height="0.7cm" svg:x="6.4cm" svg:y="4.5cm">
          <text:p text:style-name="P2"><text:span text:style-name="T1">comp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5.65cm" svg:y1="4.3cm" svg:x2="6.4cm" svg:y2="4.85cm" draw:start-shape="id7" draw:start-glue-point="8" draw:end-shape="id8" draw:end-glue-point="6" svg:d="m5650 4300c0 367 250 550 750 550" svg:viewBox="0 0 751 551">
          <text:p/>
        </draw:connector>
        <draw:custom-shape draw:style-name="gr5" draw:text-style-name="P2" xml:id="id9" draw:id="id9" draw:layer="layout" svg:width="1.8cm" svg:height="0.8cm" svg:x="10.2cm" svg:y="3.3cm">
          <text:p text:style-name="P2"><text:span text:style-name="T1">par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11.1cm" svg:y1="4.1cm" svg:x2="13.3cm" svg:y2="5.8cm" draw:start-shape="id9" draw:end-shape="id6" draw:end-glue-point="4" svg:d="m11100 4100c0 1276 2200 427 2200 1700" svg:viewBox="0 0 2201 1701">
          <text:p/>
        </draw:connector>
        <draw:connector draw:style-name="gr10" draw:text-style-name="P1" draw:layer="layout" draw:type="curve" draw:line-skew="0cm -0.483cm" svg:x1="6.8cm" svg:y1="6.1cm" svg:x2="12.593cm" svg:y2="6.483cm" draw:start-shape="id3" draw:start-glue-point="10" draw:end-shape="id6" draw:end-glue-point="7" svg:d="m6800 6100c4126 0 3438 260 3855 407s1938 180 1938-24" svg:viewBox="0 0 5794 528">
          <text:p/>
        </draw:connector>
        <draw:connector draw:style-name="gr10" draw:text-style-name="P1" draw:layer="layout" draw:type="curve" svg:x1="9.6cm" svg:y1="5.6cm" svg:x2="4.051cm" svg:y2="4.169cm" draw:start-shape="id5" draw:start-glue-point="6" draw:end-shape="id1" draw:end-glue-point="9" svg:d="m9600 5600c-3700 0-5549-477-5549-1431" svg:viewBox="0 0 5550 1432">
          <text:p/>
        </draw:connector>
        <draw:connector draw:style-name="gr10" draw:text-style-name="P1" draw:layer="layout" draw:type="curve" svg:x1="8.2cm" svg:y1="4.85cm" svg:x2="12.593cm" svg:y2="5.917cm" draw:start-shape="id8" draw:start-glue-point="10" draw:end-shape="id6" draw:end-glue-point="5" svg:d="m8200 4850c2929 0 4393 355 4393 1067" svg:viewBox="0 0 4394 1068">
          <text:p/>
        </draw:connector>
        <draw:connector draw:style-name="gr10" draw:text-style-name="P1" draw:layer="layout" draw:type="curve" svg:x1="10.2cm" svg:y1="3.7cm" svg:x2="6.5cm" svg:y2="3.85cm" draw:start-shape="id9" draw:start-glue-point="6" draw:end-shape="id7" draw:end-glue-point="10" svg:d="m10200 3700c-2773 0-924 150-3700 150" svg:viewBox="0 0 3701 151">
          <text:p/>
        </draw:connector>
        <draw:custom-shape draw:style-name="gr2" draw:text-style-name="P3" xml:id="id10" draw:id="id10" draw:layer="layout" svg:width="1cm" svg:height="0.9cm" svg:x="4.1cm" svg:y="2.3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1" draw:id="id11" draw:layer="layout" svg:width="1.7cm" svg:height="0.9cm" svg:x="1.6cm" svg:y="2.2cm">
          <text:p text:style-name="P3"><text:span text:style-name="T2">Iface 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4.1cm" svg:y1="2.75cm" svg:x2="3.3cm" svg:y2="2.65cm" draw:start-shape="id10" draw:start-glue-point="6" draw:end-shape="id11" draw:end-glue-point="10" svg:d="m4100 2750c-598 0-199-100-800-100" svg:viewBox="0 0 801 101">
          <text:p/>
        </draw:connector>
        <draw:custom-shape draw:style-name="gr5" draw:text-style-name="P3" xml:id="id12" draw:id="id12" draw:layer="layout" svg:width="2.5cm" svg:height="0.8cm" svg:x="11.6cm" svg:y="2.2cm">
          <text:p text:style-name="P3"><text:span text:style-name="T2">Iface IA prox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1.6cm" svg:y1="2.6cm" svg:x2="5.1cm" svg:y2="2.75cm" draw:start-shape="id12" draw:start-glue-point="6" draw:end-shape="id10" draw:end-glue-point="10" svg:d="m11600 2600c-4873 0-1624 150-6500 150" svg:viewBox="0 0 6501 151">
          <text:p/>
        </draw:connector>
        <draw:connector draw:style-name="gr13" draw:text-style-name="P1" draw:layer="layout" draw:type="curve" svg:x1="12.85cm" svg:y1="3cm" svg:x2="14.007cm" svg:y2="5.917cm" draw:start-shape="id12" draw:end-shape="id6" draw:end-glue-point="11" svg:d="m12850 3000c0 2101 1157 643 1157 2917" svg:viewBox="0 0 1158 2918">
          <text:p/>
        </draw:connector>
        <draw:connector draw:style-name="gr4" draw:text-style-name="P1" draw:layer="layout" draw:type="curve" svg:x1="15.5cm" svg:y1="1.572cm" svg:x2="16.536cm" svg:y2="1.6cm" svg:d="m15500 1572c777 0 259 28 1036 28" svg:viewBox="0 0 1037 29">
          <text:p/>
        </draw:connector>
        <draw:frame draw:style-name="gr14" draw:text-style-name="P5" draw:layer="layout" svg:width="3.1cm" svg:height="0.569cm" svg:x="16.8cm" svg:y="1.3cm">
          <draw:text-box>
            <text:p text:style-name="P5"><text:span text:style-name="T3">Owner - component</text:span></text:p>
          </draw:text-box>
        </draw:frame>
        <draw:connector draw:style-name="gr10" draw:text-style-name="P1" draw:layer="layout" draw:type="curve" svg:x1="15.5cm" svg:y1="2.2cm" svg:x2="16.549cm" svg:y2="2.23cm" svg:d="m15500 2200c787 0 263 30 1049 30" svg:viewBox="0 0 1050 31">
          <text:p/>
        </draw:connector>
        <draw:frame draw:style-name="gr14" draw:text-style-name="P5" draw:layer="layout" svg:width="3.1cm" svg:height="0.569cm" svg:x="16.8cm" svg:y="1.931cm">
          <draw:text-box>
            <text:p text:style-name="P5"><text:span text:style-name="T3">IPC</text:span></text:p>
          </draw:text-box>
        </draw:frame>
        <draw:connector draw:style-name="gr9" draw:text-style-name="P1" draw:layer="layout" draw:type="curve" svg:x1="15.541cm" svg:y1="2.786cm" svg:x2="16.577cm" svg:y2="2.814cm" svg:d="m15541 2786c777 0 259 28 1036 28" svg:viewBox="0 0 1037 29">
          <text:p/>
        </draw:connector>
        <draw:frame draw:style-name="gr14" draw:text-style-name="P5" draw:layer="layout" svg:width="3.1cm" svg:height="0.569cm" svg:x="16.8cm" svg:y="2.5cm">
          <draw:text-box>
            <text:p text:style-name="P5"><text:span text:style-name="T3">Parent - child</text:span></text:p>
          </draw:text-box>
        </draw:frame>
        <draw:connector draw:style-name="gr12" draw:text-style-name="P1" draw:layer="layout" draw:type="curve" svg:x1="15.569cm" svg:y1="3.402cm" svg:x2="16.577cm" svg:y2="3.416cm" svg:d="m15569 3402c756 0 252 14 1008 14" svg:viewBox="0 0 1009 15">
          <text:p/>
        </draw:connector>
        <draw:frame draw:style-name="gr14" draw:text-style-name="P5" draw:layer="layout" svg:width="3.2cm" svg:height="0.569cm" svg:x="16.8cm" svg:y="3.1cm">
          <draw:text-box>
            <text:p text:style-name="P5"><text:span text:style-name="T3">Implements interface</text:span></text:p>
          </draw:text-box>
        </draw:frame>
        <draw:connector draw:style-name="gr13" draw:text-style-name="P1" draw:layer="layout" draw:type="curve" svg:x1="15.513cm" svg:y1="3.962cm" svg:x2="16.619cm" svg:y2="3.948cm" svg:d="m15513 3962c829 0 277-14 1106-14" svg:viewBox="0 0 1107 15">
          <text:p/>
        </draw:connector>
        <draw:frame draw:style-name="gr14" draw:text-style-name="P5" draw:layer="layout" svg:width="3cm" svg:height="0.569cm" svg:x="16.8cm" svg:y="3.7cm">
          <draw:text-box>
            <text:p text:style-name="P5"><text:span text:style-name="T3">Uses interf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i Borisov</meta:initial-creator>
    <meta:creation-date>2015-10-11T09:43:10</meta:creation-date>
    <dc:date>2015-10-13T20:58:40</dc:date>
    <dc:creator>Yuri Borisov</dc:creator>
    <meta:editing-duration>P2DT10H44M49S</meta:editing-duration>
    <meta:editing-cycles>9</meta:editing-cycles>
    <meta:generator>LibreOffice/3.5$Linux_X86_64 LibreOffice_project/350m1$Build-2</meta:generator>
    <meta:document-statistic meta:object-count="40"/>
  </office:meta>
</office:document-meta>
</file>